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'Lucida Console', Monaco, fixed, monospace"/>
    <style:font-face style:name="Courier New" svg:font-family="'Courier New'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25in" style:rel-column-width="3059*"/>
    </style:style>
    <style:style style:name="Table2.B" style:family="table-column">
      <style:table-column-properties style:column-width="6.3806in" style:rel-column-width="624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125in" style:rel-column-width="3059*"/>
    </style:style>
    <style:style style:name="Table3.B" style:family="table-column">
      <style:table-column-properties style:column-width="6.3806in" style:rel-column-width="624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3059*"/>
    </style:style>
    <style:style style:name="Table1.B" style:family="table-column">
      <style:table-column-properties style:column-width="6.3806in" style:rel-column-width="624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125in" style:rel-column-width="3059*"/>
    </style:style>
    <style:style style:name="Table4.B" style:family="table-column">
      <style:table-column-properties style:column-width="6.3806in" style:rel-column-width="624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125in" style:rel-column-width="3059*"/>
    </style:style>
    <style:style style:name="Table5.B" style:family="table-column">
      <style:table-column-properties style:column-width="6.3806in" style:rel-column-width="624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125in" style:rel-column-width="3059*"/>
    </style:style>
    <style:style style:name="Table6.B" style:family="table-column">
      <style:table-column-properties style:column-width="6.3806in" style:rel-column-width="6247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125in" style:rel-column-width="3059*"/>
    </style:style>
    <style:style style:name="Table7.B" style:family="table-column">
      <style:table-column-properties style:column-width="6.3806in" style:rel-column-width="6247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125in" style:rel-column-width="3059*"/>
    </style:style>
    <style:style style:name="Table8.B" style:family="table-column">
      <style:table-column-properties style:column-width="6.3806in" style:rel-column-width="6247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125in" style:rel-column-width="3059*"/>
    </style:style>
    <style:style style:name="Table9.B" style:family="table-column">
      <style:table-column-properties style:column-width="6.3806in" style:rel-column-width="624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521in" style:rel-column-width="2468*"/>
    </style:style>
    <style:style style:name="Table10.B" style:family="table-column">
      <style:table-column-properties style:column-width="6.441in" style:rel-column-width="630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521in" style:rel-column-width="2468*"/>
    </style:style>
    <style:style style:name="Table11.B" style:family="table-column">
      <style:table-column-properties style:column-width="6.441in" style:rel-column-width="630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Preformatted_20_Text">
      <style:text-properties style:font-name="TH Sarabun New" officeooo:paragraph-rsid="00655db7" style:font-name-complex="TH Sarabun New"/>
    </style:style>
    <style:style style:name="P2" style:family="paragraph" style:parent-style-name="Preformatted_20_Text">
      <style:text-properties style:font-name="TH Sarabun New" officeooo:rsid="00655db7" officeooo:paragraph-rsid="00655db7" style:font-name-complex="TH Sarabun New"/>
    </style:style>
    <style:style style:name="P3" style:family="paragraph" style:parent-style-name="Preformatted_20_Text">
      <style:text-properties officeooo:paragraph-rsid="00655db7"/>
    </style:style>
    <style:style style:name="P4" style:family="paragraph" style:parent-style-name="Text_20_body">
      <style:paragraph-properties fo:line-height="115%"/>
      <style:text-properties style:font-name="TH Sarabun New" fo:font-size="16pt" fo:font-weight="bold" officeooo:paragraph-rsid="0048dffc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officeooo:paragraph-rsid="004c542e" style:font-name-complex="TH Sarabun New"/>
    </style:style>
    <style:style style:name="P6" style:family="paragraph" style:parent-style-name="Standard">
      <style:text-properties style:font-name="TH Sarabun New" officeooo:paragraph-rsid="00655db7" style:font-name-complex="TH Sarabun New"/>
    </style:style>
    <style:style style:name="P7" style:family="paragraph" style:parent-style-name="Standard">
      <style:text-properties style:font-name="TH Sarabun New" fo:font-size="16pt" officeooo:paragraph-rsid="000c9daf" style:font-size-asian="16pt" style:font-name-complex="TH Sarabun New" style:font-size-complex="16pt"/>
    </style:style>
    <style:style style:name="P8" style:family="paragraph" style:parent-style-name="Standard">
      <style:text-properties style:font-name="TH Sarabun New" fo:font-size="16pt" officeooo:paragraph-rsid="001b2a9c" style:font-size-asian="16pt" style:font-name-complex="TH Sarabun New" style:font-size-complex="16pt"/>
    </style:style>
    <style:style style:name="P9" style:family="paragraph" style:parent-style-name="Standard">
      <style:text-properties style:font-name="TH Sarabun New" fo:font-size="16pt" officeooo:rsid="0015fb36" officeooo:paragraph-rsid="0048dffc" style:font-size-asian="16pt" style:font-name-complex="TH Sarabun New" style:font-size-complex="16pt"/>
    </style:style>
    <style:style style:name="P10" style:family="paragraph" style:parent-style-name="Standard">
      <style:text-properties style:font-name="TH Sarabun New" fo:font-size="16pt" officeooo:paragraph-rsid="0048dffc" style:font-size-asian="16pt" style:font-name-complex="TH Sarabun New" style:font-size-complex="16pt"/>
    </style:style>
    <style:style style:name="P11" style:family="paragraph" style:parent-style-name="Standard">
      <style:text-properties style:font-name="TH Sarabun New" fo:font-size="16pt" officeooo:rsid="001957cf" officeooo:paragraph-rsid="0048dffc" style:font-size-asian="16pt" style:font-name-complex="TH Sarabun New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H Sarabun New" fo:font-size="16pt" officeooo:rsid="001925bf" officeooo:paragraph-rsid="0048dffc" style:font-size-asian="16pt" style:font-name-complex="TH Sarabun New" style:font-size-complex="16pt"/>
    </style:style>
    <style:style style:name="P13" style:family="paragraph" style:parent-style-name="Standard">
      <style:text-properties style:font-name="TH Sarabun New" fo:font-size="16pt" officeooo:rsid="00199763" officeooo:paragraph-rsid="0048dffc" style:font-size-asian="16pt" style:font-name-complex="TH Sarabun New" style:font-size-complex="16pt"/>
    </style:style>
    <style:style style:name="P14" style:family="paragraph" style:parent-style-name="Standard">
      <style:text-properties officeooo:rsid="00487c9e" officeooo:paragraph-rsid="0048dffc"/>
    </style:style>
    <style:style style:name="P15" style:family="paragraph" style:parent-style-name="Standard">
      <style:paragraph-properties fo:text-align="center" style:justify-single-word="false"/>
      <style:text-properties officeooo:paragraph-rsid="0048dffc"/>
    </style:style>
    <style:style style:name="P16" style:family="paragraph" style:parent-style-name="Standard">
      <style:text-properties officeooo:paragraph-rsid="004a1529"/>
    </style:style>
    <style:style style:name="P17" style:family="paragraph" style:parent-style-name="Standard">
      <style:text-properties fo:font-weight="bold" officeooo:paragraph-rsid="004a1529" style:font-weight-asian="bold" style:font-weight-complex="bold"/>
    </style:style>
    <style:style style:name="P18" style:family="paragraph" style:parent-style-name="Standard">
      <style:text-properties fo:font-weight="bold" officeooo:rsid="0051abe5" officeooo:paragraph-rsid="0051abe5" style:font-weight-asian="bold" style:font-weight-complex="bold"/>
    </style:style>
    <style:style style:name="P19" style:family="paragraph" style:parent-style-name="Standard">
      <style:text-properties fo:font-weight="bold" officeooo:rsid="00561a15" officeooo:paragraph-rsid="005cf99e" style:font-weight-asian="bold" style:font-weight-complex="bold"/>
    </style:style>
    <style:style style:name="P20" style:family="paragraph" style:parent-style-name="Standard">
      <style:text-properties fo:font-weight="bold" officeooo:rsid="00561a15" officeooo:paragraph-rsid="005f0e8b" style:font-weight-asian="bold" style:font-weight-complex="bold"/>
    </style:style>
    <style:style style:name="P21" style:family="paragraph" style:parent-style-name="Standard">
      <style:text-properties officeooo:rsid="00561a15" officeooo:paragraph-rsid="00561a15"/>
    </style:style>
    <style:style style:name="P22" style:family="paragraph" style:parent-style-name="Standard">
      <style:text-properties officeooo:paragraph-rsid="004c542e"/>
    </style:style>
    <style:style style:name="P23" style:family="paragraph" style:parent-style-name="Standard">
      <style:text-properties officeooo:paragraph-rsid="00653327"/>
    </style:style>
    <style:style style:name="P24" style:family="paragraph" style:parent-style-name="Table_20_Contents">
      <style:text-properties style:font-name="TH Sarabun New" officeooo:rsid="00511925" officeooo:paragraph-rsid="00511925" style:font-name-complex="TH Sarabun New"/>
    </style:style>
    <style:style style:name="P25" style:family="paragraph" style:parent-style-name="Table_20_Contents">
      <style:text-properties style:font-name="TH Sarabun New" officeooo:rsid="00655db7" officeooo:paragraph-rsid="00655db7" style:font-name-complex="TH Sarabun New"/>
    </style:style>
    <style:style style:name="P26" style:family="paragraph" style:parent-style-name="Table_20_Contents">
      <style:text-properties style:font-name="TH Sarabun New" fo:font-size="16pt" officeooo:rsid="00655db7" officeooo:paragraph-rsid="00655db7" style:font-size-asian="16pt" style:font-name-complex="TH Sarabun New" style:font-size-complex="16pt"/>
    </style:style>
    <style:style style:name="P27" style:family="paragraph" style:parent-style-name="Table_20_Contents">
      <style:text-properties style:font-name="TH Sarabun New" fo:font-size="12pt" officeooo:rsid="0050bf41" officeooo:paragraph-rsid="0050bf41" style:font-size-asian="12pt" style:font-size-complex="12pt"/>
    </style:style>
    <style:style style:name="P28" style:family="paragraph" style:parent-style-name="Table_20_Contents">
      <style:text-properties style:font-name="TH Sarabun New" fo:font-size="12pt" officeooo:rsid="004f18de" officeooo:paragraph-rsid="004f18de" style:font-size-asian="12pt" style:font-size-complex="12pt"/>
    </style:style>
    <style:style style:name="P29" style:family="paragraph" style:parent-style-name="Table_20_Contents">
      <style:text-properties style:font-name="TH Sarabun New" officeooo:rsid="0053f209" officeooo:paragraph-rsid="0053f209"/>
    </style:style>
    <style:style style:name="P30" style:family="paragraph" style:parent-style-name="Table_20_Contents">
      <style:text-properties fo:font-weight="normal" officeooo:rsid="0058ee2b" officeooo:paragraph-rsid="0058ee2b" style:font-weight-asian="normal" style:font-weight-complex="normal"/>
    </style:style>
    <style:style style:name="P31" style:family="paragraph" style:parent-style-name="Table_20_Contents">
      <style:text-properties fo:font-weight="normal" officeooo:rsid="0058ee2b" officeooo:paragraph-rsid="005a6cac" style:font-weight-asian="normal" style:font-weight-complex="normal"/>
    </style:style>
    <style:style style:name="P32" style:family="paragraph" style:parent-style-name="Table_20_Contents">
      <style:text-properties fo:font-weight="normal" officeooo:rsid="005a6cac" officeooo:paragraph-rsid="005a6cac" style:font-weight-asian="normal" style:font-weight-complex="normal"/>
    </style:style>
    <style:style style:name="P33" style:family="paragraph" style:parent-style-name="Table_20_Contents">
      <style:text-properties officeooo:rsid="005a6cac" officeooo:paragraph-rsid="005a6cac"/>
    </style:style>
    <style:style style:name="P34" style:family="paragraph" style:parent-style-name="Table_20_Contents">
      <style:text-properties officeooo:rsid="005cf99e" officeooo:paragraph-rsid="005cf99e"/>
    </style:style>
    <style:style style:name="P35" style:family="paragraph" style:parent-style-name="Table_20_Contents">
      <style:text-properties officeooo:rsid="005f0e8b" officeooo:paragraph-rsid="005f0e8b"/>
    </style:style>
    <style:style style:name="P36" style:family="paragraph" style:parent-style-name="Table_20_Contents">
      <style:text-properties officeooo:rsid="006100f5" officeooo:paragraph-rsid="006100f5"/>
    </style:style>
    <style:style style:name="P37" style:family="paragraph" style:parent-style-name="Table_20_Contents">
      <style:text-properties officeooo:rsid="006209fc" officeooo:paragraph-rsid="006209fc"/>
    </style:style>
    <style:style style:name="P38" style:family="paragraph" style:parent-style-name="Standard">
      <style:text-properties style:font-name="TH Sarabun New" fo:font-size="16pt" officeooo:rsid="0010a9a4" officeooo:paragraph-rsid="0054741e" style:font-size-asian="16pt" style:font-name-complex="TH Sarabun New" style:font-size-complex="16pt"/>
    </style:style>
    <style:style style:name="P39" style:family="paragraph" style:parent-style-name="Standard" style:list-style-name="L2">
      <style:text-properties style:font-name="TH Sarabun New" fo:font-size="16pt" officeooo:rsid="001957cf" officeooo:paragraph-rsid="0048dffc" style:font-size-asian="16pt" style:font-name-complex="TH Sarabun New" style:font-size-complex="16pt"/>
    </style:style>
    <style:style style:name="P40" style:family="paragraph" style:parent-style-name="Standard">
      <style:text-properties style:font-name="TH Sarabun New" fo:font-size="16pt" fo:font-weight="normal" officeooo:rsid="0050bf41" officeooo:paragraph-rsid="004a1529" style:font-size-asian="16pt" style:font-weight-asian="normal" style:font-name-complex="TH Sarabun New" style:font-size-complex="16pt" style:font-weight-complex="normal"/>
    </style:style>
    <style:style style:name="P41" style:family="paragraph" style:parent-style-name="Standard">
      <style:text-properties style:font-name="TH Sarabun New" fo:font-size="16pt" fo:font-weight="normal" officeooo:rsid="005267cc" officeooo:paragraph-rsid="005267cc" style:font-size-asian="16pt" style:font-weight-asian="normal" style:font-name-complex="TH Sarabun New" style:font-size-complex="16pt" style:font-weight-complex="normal"/>
    </style:style>
    <style:style style:name="P42" style:family="paragraph" style:parent-style-name="Standard">
      <style:text-properties style:font-name="TH Sarabun New" fo:font-size="16pt" fo:font-weight="normal" officeooo:rsid="005267cc" officeooo:paragraph-rsid="0051abe5" style:font-size-asian="16pt" style:font-weight-asian="normal" style:font-name-complex="TH Sarabun New" style:font-size-complex="16pt" style:font-weight-complex="normal"/>
    </style:style>
    <style:style style:name="P43" style:family="paragraph" style:parent-style-name="Standard">
      <style:text-properties style:font-name="TH Sarabun New" fo:font-size="16pt" fo:font-weight="normal" officeooo:rsid="004f18de" officeooo:paragraph-rsid="004a1529" style:font-size-asian="16pt" style:font-weight-asian="normal" style:font-name-complex="TH Sarabun New" style:font-size-complex="16pt" style:font-weight-complex="normal"/>
    </style:style>
    <style:style style:name="P44" style:family="paragraph" style:parent-style-name="Standard">
      <style:text-properties style:font-name="TH Sarabun New" fo:font-size="16pt" fo:font-weight="normal" officeooo:rsid="0058ee2b" officeooo:paragraph-rsid="00561a15" style:font-size-asian="16pt" style:font-weight-asian="normal" style:font-name-complex="TH Sarabun New" style:font-size-complex="16pt" style:font-weight-complex="normal"/>
    </style:style>
    <style:style style:name="P45" style:family="paragraph" style:parent-style-name="Standard">
      <style:text-properties style:font-name="TH Sarabun New" fo:font-size="16pt" fo:font-weight="normal" officeooo:rsid="005baa0e" officeooo:paragraph-rsid="005baa0e" style:font-size-asian="16pt" style:font-weight-asian="normal" style:font-name-complex="TH Sarabun New" style:font-size-complex="16pt" style:font-weight-complex="normal"/>
    </style:style>
    <style:style style:name="P46" style:family="paragraph" style:parent-style-name="Standard">
      <style:text-properties style:font-name="TH Sarabun New" fo:font-size="16pt" fo:font-weight="normal" officeooo:rsid="005cf99e" officeooo:paragraph-rsid="005cf99e" style:font-size-asian="16pt" style:font-weight-asian="normal" style:font-name-complex="TH Sarabun New" style:font-size-complex="16pt" style:font-weight-complex="normal"/>
    </style:style>
    <style:style style:name="P47" style:family="paragraph" style:parent-style-name="Standard">
      <style:text-properties style:font-name="TH Sarabun New" fo:font-size="16pt" fo:font-weight="normal" officeooo:rsid="005f0e8b" officeooo:paragraph-rsid="005f0e8b" style:font-size-asian="16pt" style:font-weight-asian="normal" style:font-name-complex="TH Sarabun New" style:font-size-complex="16pt" style:font-weight-complex="normal"/>
    </style:style>
    <style:style style:name="P48" style:family="paragraph" style:parent-style-name="Standard">
      <style:text-properties style:font-name="TH Sarabun New" fo:font-size="16pt" fo:font-weight="normal" officeooo:rsid="006100f5" officeooo:paragraph-rsid="005f0e8b" style:font-size-asian="16pt" style:font-weight-asian="normal" style:font-name-complex="TH Sarabun New" style:font-size-complex="16pt" style:font-weight-complex="normal"/>
    </style:style>
    <style:style style:name="P49" style:family="paragraph" style:parent-style-name="Standard">
      <style:text-properties style:font-name="TH Sarabun New" fo:font-size="16pt" fo:font-weight="normal" officeooo:rsid="00653327" officeooo:paragraph-rsid="004c542e" style:font-size-asian="16pt" style:font-weight-asian="normal" style:font-name-complex="TH Sarabun New" style:font-size-complex="16pt" style:font-weight-complex="normal"/>
    </style:style>
    <style:style style:name="P50" style:family="paragraph" style:parent-style-name="Standard">
      <style:text-properties style:font-name="TH Sarabun New" fo:font-size="16pt" fo:font-weight="normal" officeooo:rsid="00653327" officeooo:paragraph-rsid="00655db7" style:font-size-asian="16pt" style:font-weight-asian="normal" style:font-name-complex="TH Sarabun New" style:font-size-complex="16pt" style:font-weight-complex="normal"/>
    </style:style>
    <style:style style:name="P51" style:family="paragraph" style:parent-style-name="Standard">
      <style:text-properties style:font-name="TH Sarabun New" fo:font-size="16pt" fo:font-weight="bold" officeooo:rsid="00655db7" officeooo:paragraph-rsid="004c542e" style:font-size-asian="16pt" style:font-weight-asian="bold" style:font-name-complex="TH Sarabun New" style:font-size-complex="16pt" style:font-weight-complex="bold"/>
    </style:style>
    <style:style style:name="P52" style:family="paragraph" style:parent-style-name="Standard">
      <style:text-properties style:font-name="TH Sarabun New" officeooo:paragraph-rsid="004c542e" style:font-name-complex="TH Sarabun New"/>
    </style:style>
    <style:style style:name="P53" style:family="paragraph" style:parent-style-name="Standard">
      <style:text-properties style:font-name="TH Sarabun New" officeooo:paragraph-rsid="0066e05d" style:font-name-complex="TH Sarabun New"/>
    </style:style>
    <style:style style:name="P54" style:family="paragraph" style:parent-style-name="Standard" style:list-style-name="L2">
      <style:text-properties officeooo:rsid="001957cf" officeooo:paragraph-rsid="0048dffc"/>
    </style:style>
    <style:style style:name="P55" style:family="paragraph" style:parent-style-name="Standard" style:list-style-name="L4">
      <style:text-properties officeooo:paragraph-rsid="0048dffc"/>
    </style:style>
    <style:style style:name="P56" style:family="paragraph" style:parent-style-name="Text_20_body" style:list-style-name="L1">
      <style:paragraph-properties fo:line-height="115%"/>
      <style:text-properties style:font-name="TH Sarabun New" fo:font-size="16pt" fo:font-weight="normal" officeooo:paragraph-rsid="0048dffc" style:font-size-asian="16pt" style:font-weight-asian="normal" style:font-name-complex="TH Sarabun New" style:font-size-complex="16pt" style:font-weight-complex="normal"/>
    </style:style>
    <style:style style:name="P57" style:family="paragraph" style:parent-style-name="Text_20_body" style:list-style-name="L3">
      <style:text-properties style:font-name="TH Sarabun New" fo:font-size="16pt" officeooo:paragraph-rsid="0048dffc" style:font-size-asian="16pt" style:font-name-complex="TH Sarabun New" style:font-size-complex="16pt"/>
    </style:style>
    <style:style style:name="P58" style:family="paragraph" style:parent-style-name="Text_20_body" style:list-style-name="L4">
      <style:text-properties officeooo:paragraph-rsid="0048dffc"/>
    </style:style>
    <style:style style:name="P59" style:family="paragraph" style:parent-style-name="Text_20_body" style:list-style-name="L1">
      <style:paragraph-properties fo:margin-top="0in" fo:margin-bottom="0in" style:contextual-spacing="false" fo:line-height="115%"/>
      <style:text-properties fo:font-weight="normal" officeooo:paragraph-rsid="0048dffc" style:font-weight-asian="normal" style:font-weight-complex="normal"/>
    </style:style>
    <style:style style:name="P60" style:family="paragraph" style:parent-style-name="Text_20_body" style:list-style-name="L1">
      <style:paragraph-properties fo:margin-top="0in" fo:margin-bottom="0in" style:contextual-spacing="false" fo:line-height="115%"/>
      <style:text-properties style:use-window-font-color="true" style:font-name="TH Sarabun New" fo:font-size="16pt" fo:font-weight="normal" officeooo:paragraph-rsid="0048dffc" style:font-size-asian="16pt" style:font-weight-asian="normal" style:font-name-complex="TH Sarabun New" style:font-size-complex="16pt" style:font-weight-complex="normal"/>
    </style:style>
    <style:style style:name="P61" style:family="paragraph" style:parent-style-name="Text_20_body" style:list-style-name="L3">
      <style:paragraph-properties fo:margin-top="0in" fo:margin-bottom="0in" style:contextual-spacing="false"/>
      <style:text-properties style:font-name="TH Sarabun New" fo:font-size="16pt" officeooo:paragraph-rsid="0048dffc" style:font-size-asian="16pt" style:font-name-complex="TH Sarabun New" style:font-size-complex="16pt"/>
    </style:style>
    <style:style style:name="P62" style:family="paragraph" style:parent-style-name="Heading_20_1" style:list-style-name="WWNum34">
      <style:text-properties style:font-name="TH Sarabun New" officeooo:paragraph-rsid="000c9daf" style:font-name-complex="TH Sarabun New"/>
    </style:style>
    <style:style style:name="P63" style:family="paragraph" style:parent-style-name="Heading_20_2">
      <style:text-properties style:font-name="TH Sarabun New" style:font-name-complex="TH Sarabun New"/>
    </style:style>
    <style:style style:name="P64" style:family="paragraph" style:parent-style-name="Heading_20_2">
      <style:text-properties style:font-name="TH Sarabun New" officeooo:rsid="000f9ee2" style:font-name-complex="TH Sarabun New"/>
    </style:style>
    <style:style style:name="P65" style:family="paragraph" style:parent-style-name="Heading_20_2">
      <style:text-properties officeooo:paragraph-rsid="004a1529"/>
    </style:style>
    <style:style style:name="P66" style:family="paragraph" style:parent-style-name="Heading_20_3">
      <style:text-properties style:font-name="TH Sarabun New" fo:font-size="16pt" officeooo:paragraph-rsid="0048dffc" style:font-size-asian="16pt" style:font-name-complex="TH Sarabun New" style:font-size-complex="16pt"/>
    </style:style>
    <style:style style:name="P67" style:family="paragraph">
      <style:paragraph-properties fo:text-align="center"/>
    </style:style>
    <style:style style:name="T1" style:family="text">
      <style:text-properties officeooo:rsid="000c9daf"/>
    </style:style>
    <style:style style:name="T2" style:family="text">
      <style:text-properties officeooo:rsid="000f2e88"/>
    </style:style>
    <style:style style:name="T3" style:family="text">
      <style:text-properties officeooo:rsid="000f9ee2"/>
    </style:style>
    <style:style style:name="T4" style:family="text">
      <style:text-properties officeooo:rsid="0017dccc"/>
    </style:style>
    <style:style style:name="T5" style:family="text">
      <style:text-properties style:language-complex="th" style:country-complex="TH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language-complex="th" style:country-complex="TH"/>
    </style:style>
    <style:style style:name="T8" style:family="text">
      <style:text-properties style:use-window-font-color="true" officeooo:rsid="001e3ba8" style:language-complex="th" style:country-complex="TH"/>
    </style:style>
    <style:style style:name="T9" style:family="text">
      <style:text-properties style:use-window-font-color="true" style:font-name="TH Sarabun New" fo:font-size="16pt" style:font-size-asian="16pt" style:font-name-complex="TH Sarabun New" style:font-size-complex="16pt"/>
    </style:style>
    <style:style style:name="T10" style:family="text">
      <style:text-properties style:use-window-font-color="true" style:font-name="TH Sarabun New" fo:font-size="16pt" style:font-size-asian="16pt" style:font-name-complex="TH Sarabun New" style:font-size-complex="16pt" style:language-complex="th" style:country-complex="TH"/>
    </style:style>
    <style:style style:name="T11" style:family="text">
      <style:text-properties officeooo:rsid="001b2a9c"/>
    </style:style>
    <style:style style:name="T12" style:family="text">
      <style:text-properties officeooo:rsid="001cc97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08a9a" style:font-weight-asian="normal" style:font-weight-complex="normal"/>
    </style:style>
    <style:style style:name="T15" style:family="text">
      <style:text-properties officeooo:rsid="002ff666"/>
    </style:style>
    <style:style style:name="T16" style:family="text">
      <style:text-properties style:font-name="TH Sarabun New" style:font-name-complex="TH Sarabun New"/>
    </style:style>
    <style:style style:name="T17" style:family="text">
      <style:text-properties style:font-name="TH Sarabun New" officeooo:rsid="00487c9e" style:font-name-complex="TH Sarabun New"/>
    </style:style>
    <style:style style:name="T18" style:family="text">
      <style:text-properties style:font-name="TH Sarabun New" officeooo:rsid="004a1529" style:font-name-complex="TH Sarabun New"/>
    </style:style>
    <style:style style:name="T19" style:family="text">
      <style:text-properties style:font-name="TH Sarabun New" officeooo:rsid="000f9ee2" style:font-name-complex="TH Sarabun New"/>
    </style:style>
    <style:style style:name="T20" style:family="text">
      <style:text-properties style:font-name="TH Sarabun New" fo:font-weight="normal" officeooo:rsid="00652ffa" style:font-weight-asian="normal" style:font-name-complex="TH Sarabun New" style:font-weight-complex="normal"/>
    </style:style>
    <style:style style:name="T21" style:family="text">
      <style:text-properties style:font-name="TH Sarabun New" fo:font-size="16pt" style:font-size-asian="16pt" style:font-name-complex="TH Sarabun New" style:font-size-complex="16pt"/>
    </style:style>
    <style:style style:name="T22" style:family="text">
      <style:text-properties style:font-name="TH Sarabun New" fo:font-size="16pt" officeooo:rsid="001e3ba8" style:font-size-asian="16pt" style:font-name-complex="TH Sarabun New" style:font-size-complex="16pt"/>
    </style:style>
    <style:style style:name="T23" style:family="text">
      <style:text-properties style:font-name="TH Sarabun New" fo:font-size="16pt" officeooo:rsid="001925bf" style:font-size-asian="16pt" style:font-name-complex="TH Sarabun New" style:font-size-complex="16pt"/>
    </style:style>
    <style:style style:name="T24" style:family="text">
      <style:text-properties style:font-name="TH Sarabun New" fo:font-size="16pt" officeooo:rsid="004f18de" style:font-size-asian="16pt" style:font-name-complex="TH Sarabun New" style:font-size-complex="16pt"/>
    </style:style>
    <style:style style:name="T25" style:family="text">
      <style:text-properties style:font-name="TH Sarabun New" fo:font-size="16pt" officeooo:rsid="0050bf41" style:font-size-asian="16pt" style:font-name-complex="TH Sarabun New" style:font-size-complex="16pt"/>
    </style:style>
    <style:style style:name="T26" style:family="text">
      <style:text-properties style:font-name="TH Sarabun New" fo:font-size="16pt" officeooo:rsid="005267cc" style:font-size-asian="16pt" style:font-name-complex="TH Sarabun New" style:font-size-complex="16pt"/>
    </style:style>
    <style:style style:name="T27" style:family="text">
      <style:text-properties style:font-name="TH Sarabun New" fo:font-size="16pt" officeooo:rsid="0054741e" style:font-size-asian="16pt" style:font-name-complex="TH Sarabun New" style:font-size-complex="16pt"/>
    </style:style>
    <style:style style:name="T28" style:family="text">
      <style:text-properties style:font-name="TH Sarabun New" fo:font-size="16pt" officeooo:rsid="005693fc" style:font-size-asian="16pt" style:font-name-complex="TH Sarabun New" style:font-size-complex="16pt"/>
    </style:style>
    <style:style style:name="T29" style:family="text">
      <style:text-properties style:font-name="TH Sarabun New" fo:font-size="16pt" officeooo:rsid="005baa0e" style:font-size-asian="16pt" style:font-name-complex="TH Sarabun New" style:font-size-complex="16pt"/>
    </style:style>
    <style:style style:name="T30" style:family="text">
      <style:text-properties style:font-name="TH Sarabun New" fo:font-size="16pt" officeooo:rsid="005cf99e" style:font-size-asian="16pt" style:font-name-complex="TH Sarabun New" style:font-size-complex="16pt"/>
    </style:style>
    <style:style style:name="T31" style:family="text">
      <style:text-properties style:font-name="TH Sarabun New" fo:font-size="16pt" officeooo:rsid="005f0e8b" style:font-size-asian="16pt" style:font-name-complex="TH Sarabun New" style:font-size-complex="16pt"/>
    </style:style>
    <style:style style:name="T32" style:family="text">
      <style:text-properties style:font-name="TH Sarabun New" fo:font-size="16pt" style:font-size-asian="16pt" style:font-size-complex="16pt"/>
    </style:style>
    <style:style style:name="T33" style:family="text">
      <style:text-properties style:font-name="TH Sarabun New" fo:font-size="16pt" officeooo:rsid="004cf7eb" style:font-size-asian="16pt" style:font-size-complex="16pt"/>
    </style:style>
    <style:style style:name="T34" style:family="text"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T35" style:family="text">
      <style:text-properties style:font-name="TH Sarabun New" fo:font-size="16pt" fo:font-weight="normal" officeooo:rsid="00198db0" style:font-size-asian="16pt" style:font-weight-asian="normal" style:font-name-complex="TH Sarabun New" style:font-size-complex="16pt" style:font-weight-complex="normal"/>
    </style:style>
    <style:style style:name="T36" style:family="text">
      <style:text-properties style:font-name="TH Sarabun New" fo:font-size="16pt" fo:font-weight="normal" officeooo:rsid="00199763" style:font-size-asian="16pt" style:font-weight-asian="normal" style:font-name-complex="TH Sarabun New" style:font-size-complex="16pt" style:font-weight-complex="normal"/>
    </style:style>
    <style:style style:name="T37" style:family="text">
      <style:text-properties style:font-name="TH Sarabun New" fo:font-size="16pt" fo:font-weight="normal" officeooo:rsid="004ea923" style:font-size-asian="16pt" style:font-weight-asian="normal" style:font-name-complex="TH Sarabun New" style:font-size-complex="16pt" style:font-weight-complex="normal"/>
    </style:style>
    <style:style style:name="T38" style:family="text">
      <style:text-properties style:font-name="TH Sarabun New" fo:font-size="16pt" fo:font-weight="normal" officeooo:rsid="0050bf41" style:font-size-asian="16pt" style:font-weight-asian="normal" style:font-name-complex="TH Sarabun New" style:font-size-complex="16pt" style:font-weight-complex="normal"/>
    </style:style>
    <style:style style:name="T39" style:family="text">
      <style:text-properties style:font-name="TH Sarabun New" fo:font-size="16pt" fo:font-weight="normal" officeooo:rsid="0051abe5" style:font-size-asian="16pt" style:font-weight-asian="normal" style:font-name-complex="TH Sarabun New" style:font-size-complex="16pt" style:font-weight-complex="normal"/>
    </style:style>
    <style:style style:name="T40" style:family="text">
      <style:text-properties style:font-name="TH Sarabun New" fo:font-size="16pt" fo:font-weight="normal" officeooo:rsid="005267cc" style:font-size-asian="16pt" style:font-weight-asian="normal" style:font-name-complex="TH Sarabun New" style:font-size-complex="16pt" style:font-weight-complex="normal"/>
    </style:style>
    <style:style style:name="T41" style:family="text">
      <style:text-properties style:font-name="TH Sarabun New" fo:font-size="16pt" fo:font-weight="normal" officeooo:rsid="0053f209" style:font-size-asian="16pt" style:font-weight-asian="normal" style:font-name-complex="TH Sarabun New" style:font-size-complex="16pt" style:font-weight-complex="normal"/>
    </style:style>
    <style:style style:name="T42" style:family="text">
      <style:text-properties style:font-name="TH Sarabun New" fo:font-size="16pt" fo:font-weight="normal" officeooo:rsid="005757e2" style:font-size-asian="16pt" style:font-weight-asian="normal" style:font-name-complex="TH Sarabun New" style:font-size-complex="16pt" style:font-weight-complex="normal"/>
    </style:style>
    <style:style style:name="T43" style:family="text">
      <style:text-properties style:font-name="TH Sarabun New" fo:font-size="16pt" fo:font-weight="normal" officeooo:rsid="0058ee2b" style:font-size-asian="16pt" style:font-weight-asian="normal" style:font-name-complex="TH Sarabun New" style:font-size-complex="16pt" style:font-weight-complex="normal"/>
    </style:style>
    <style:style style:name="T44" style:family="text">
      <style:text-properties style:font-name="TH Sarabun New" fo:font-size="16pt" fo:font-weight="normal" officeooo:rsid="005cf99e" style:font-size-asian="16pt" style:font-weight-asian="normal" style:font-name-complex="TH Sarabun New" style:font-size-complex="16pt" style:font-weight-complex="normal"/>
    </style:style>
    <style:style style:name="T45" style:family="text">
      <style:text-properties style:font-name="TH Sarabun New" fo:font-size="16pt" fo:font-weight="normal" officeooo:rsid="005d6051" style:font-size-asian="16pt" style:font-weight-asian="normal" style:font-name-complex="TH Sarabun New" style:font-size-complex="16pt" style:font-weight-complex="normal"/>
    </style:style>
    <style:style style:name="T46" style:family="text">
      <style:text-properties style:font-name="TH Sarabun New" fo:font-size="16pt" fo:font-weight="normal" officeooo:rsid="005f0e8b" style:font-size-asian="16pt" style:font-weight-asian="normal" style:font-name-complex="TH Sarabun New" style:font-size-complex="16pt" style:font-weight-complex="normal"/>
    </style:style>
    <style:style style:name="T47" style:family="text">
      <style:text-properties style:font-name="TH Sarabun New" fo:font-size="16pt" fo:font-weight="normal" officeooo:rsid="006100f5" style:font-size-asian="16pt" style:font-weight-asian="normal" style:font-name-complex="TH Sarabun New" style:font-size-complex="16pt" style:font-weight-complex="normal"/>
    </style:style>
    <style:style style:name="T48" style:family="text">
      <style:text-properties style:font-name="TH Sarabun New" fo:font-size="16pt" fo:font-weight="normal" officeooo:rsid="00653327" style:font-size-asian="16pt" style:font-weight-asian="normal" style:font-name-complex="TH Sarabun New" style:font-size-complex="16pt" style:font-weight-complex="normal"/>
    </style:style>
    <style:style style:name="T49" style:family="text">
      <style:text-properties style:font-name="TH Sarabun New" fo:font-size="16pt" fo:font-weight="normal" officeooo:rsid="00637aaa" style:font-size-asian="16pt" style:font-weight-asian="normal" style:font-name-complex="TH Sarabun New" style:font-size-complex="16pt" style:font-weight-complex="normal"/>
    </style:style>
    <style:style style:name="T50" style:family="text">
      <style:text-properties style:font-name="TH Sarabun New" fo:font-size="16pt" fo:font-weight="normal" officeooo:rsid="006432f4" style:font-size-asian="16pt" style:font-weight-asian="normal" style:font-name-complex="TH Sarabun New" style:font-size-complex="16pt" style:font-weight-complex="normal"/>
    </style:style>
    <style:style style:name="T51" style:family="text">
      <style:text-properties style:font-name="TH Sarabun New" fo:font-size="16pt" fo:font-weight="normal" officeooo:rsid="00652ffa" style:font-size-asian="16pt" style:font-weight-asian="normal" style:font-name-complex="TH Sarabun New" style:font-size-complex="16pt" style:font-weight-complex="normal"/>
    </style:style>
    <style:style style:name="T52" style:family="text">
      <style:text-properties style:font-name="TH Sarabun New" fo:font-size="16pt" fo:font-weight="normal" officeooo:rsid="00655db7" style:font-size-asian="16pt" style:font-weight-asian="normal" style:font-name-complex="TH Sarabun New" style:font-size-complex="16pt" style:font-weight-complex="normal"/>
    </style:style>
    <style:style style:name="T53" style:family="text"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T54" style:family="text">
      <style:text-properties style:font-name="TH Sarabun New" fo:font-size="16pt" fo:font-weight="bold" officeooo:rsid="001b2a9c" style:font-size-asian="16pt" style:font-weight-asian="bold" style:font-name-complex="TH Sarabun New" style:font-size-complex="16pt" style:font-weight-complex="bold"/>
    </style:style>
    <style:style style:name="T55" style:family="text">
      <style:text-properties style:font-name="TH Sarabun New" fo:font-size="16pt" fo:font-weight="bold" officeooo:rsid="001cc977" style:font-size-asian="16pt" style:font-weight-asian="bold" style:font-name-complex="TH Sarabun New" style:font-size-complex="16pt" style:font-weight-complex="bold"/>
    </style:style>
    <style:style style:name="T56" style:family="text">
      <style:text-properties style:font-name="TH Sarabun New" fo:font-size="16pt" fo:font-weight="bold" officeooo:rsid="004a1529" style:font-size-asian="16pt" style:font-weight-asian="bold" style:font-name-complex="TH Sarabun New" style:font-size-complex="16pt" style:font-weight-complex="bold"/>
    </style:style>
    <style:style style:name="T57" style:family="text">
      <style:text-properties style:font-name="TH Sarabun New" fo:font-size="16pt" fo:font-weight="bold" officeooo:rsid="0050bf41" style:font-size-asian="16pt" style:font-weight-asian="bold" style:font-name-complex="TH Sarabun New" style:font-size-complex="16pt" style:font-weight-complex="bold"/>
    </style:style>
    <style:style style:name="T58" style:family="text">
      <style:text-properties style:font-name="TH Sarabun New" fo:font-size="16pt" fo:font-weight="bold" officeooo:rsid="005757e2" style:font-size-asian="16pt" style:font-weight-asian="bold" style:font-name-complex="TH Sarabun New" style:font-size-complex="16pt" style:font-weight-complex="bold"/>
    </style:style>
    <style:style style:name="T59" style:family="text">
      <style:text-properties style:font-name="TH Sarabun New" fo:font-size="16pt" fo:font-weight="bold" officeooo:rsid="005baa0e" style:font-size-asian="16pt" style:font-weight-asian="bold" style:font-name-complex="TH Sarabun New" style:font-size-complex="16pt" style:font-weight-complex="bold"/>
    </style:style>
    <style:style style:name="T60" style:family="text">
      <style:text-properties style:font-name="TH Sarabun New" fo:font-size="16pt" fo:font-weight="bold" officeooo:rsid="00653327" style:font-size-asian="16pt" style:font-weight-asian="bold" style:font-name-complex="TH Sarabun New" style:font-size-complex="16pt" style:font-weight-complex="bold"/>
    </style:style>
    <style:style style:name="T61" style:family="text">
      <style:text-properties style:font-name="TH Sarabun New" fo:font-size="16pt" fo:font-weight="bold" officeooo:rsid="00655db7" style:font-size-asian="16pt" style:font-weight-asian="bold" style:font-name-complex="TH Sarabun New" style:font-size-complex="16pt" style:font-weight-complex="bold"/>
    </style:style>
    <style:style style:name="T62" style:family="text">
      <style:text-properties style:font-name="TH Sarabun New" fo:font-size="16pt" fo:font-weight="bold" officeooo:rsid="004cf7eb" style:font-size-asian="16pt" style:font-weight-asian="bold" style:font-size-complex="16pt" style:font-weight-complex="bold"/>
    </style:style>
    <style:style style:name="T63" style:family="text">
      <style:text-properties style:font-name="TH Sarabun New" fo:font-weight="bold" style:font-weight-asian="bold" style:font-name-complex="TH Sarabun New" style:font-weight-complex="bold"/>
    </style:style>
    <style:style style:name="T64" style:family="text">
      <style:text-properties officeooo:rsid="00487c9e"/>
    </style:style>
    <style:style style:name="T65" style:family="text">
      <style:text-properties fo:font-size="16pt" fo:font-weight="bold" officeooo:rsid="004a1529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4c542e" style:font-size-asian="16pt" style:font-weight-asian="bold" style:font-size-complex="16pt" style:font-weight-complex="bold"/>
    </style:style>
    <style:style style:name="T67" style:family="text">
      <style:text-properties fo:font-size="16pt" fo:font-weight="bold" officeooo:rsid="004cf7eb" style:font-size-asian="16pt" style:font-weight-asian="bold" style:font-size-complex="16pt" style:font-weight-complex="bold"/>
    </style:style>
    <style:style style:name="T68" style:family="text">
      <style:text-properties fo:font-size="16pt" fo:font-weight="bold" officeooo:rsid="00629c11" style:font-size-asian="16pt" style:font-weight-asian="bold" style:font-size-complex="16pt" style:font-weight-complex="bold"/>
    </style:style>
    <style:style style:name="T69" style:family="text">
      <style:text-properties fo:font-size="16pt" fo:font-weight="bold" officeooo:rsid="00637aaa" style:font-size-asian="16pt" style:font-weight-asian="bold" style:font-size-complex="16pt" style:font-weight-complex="bold"/>
    </style:style>
    <style:style style:name="T70" style:family="text">
      <style:text-properties fo:font-size="16pt" fo:font-weight="bold" officeooo:rsid="00655db7" style:font-size-asian="16pt" style:font-weight-asian="bold" style:font-size-complex="16pt" style:font-weight-complex="bold"/>
    </style:style>
    <style:style style:name="T71" style:family="text">
      <style:text-properties fo:font-size="16pt" fo:font-weight="normal" officeooo:rsid="00653327" style:font-size-asian="16pt" style:font-weight-asian="normal" style:font-size-complex="16pt" style:font-weight-complex="normal"/>
    </style:style>
    <style:style style:name="T72" style:family="text">
      <style:text-properties fo:font-size="16pt" fo:font-weight="normal" officeooo:rsid="0066e05d" style:font-size-asian="16pt" style:font-weight-asian="normal" style:font-size-complex="16pt" style:font-weight-complex="normal"/>
    </style:style>
    <style:style style:name="T73" style:family="text">
      <style:text-properties fo:font-size="16pt" fo:font-weight="normal" officeooo:rsid="00681102" style:font-size-asian="16pt" style:font-weight-asian="normal" style:font-size-complex="16pt" style:font-weight-complex="normal"/>
    </style:style>
    <style:style style:name="T74" style:family="text">
      <style:text-properties fo:font-size="16pt" fo:font-weight="normal" officeooo:rsid="00653327" style:font-size-asian="16pt" style:font-weight-asian="normal" style:font-name-complex="TH Sarabun New" style:font-size-complex="16pt" style:font-weight-complex="normal"/>
    </style:style>
    <style:style style:name="T75" style:family="text">
      <style:text-properties officeooo:rsid="0048dffc"/>
    </style:style>
    <style:style style:name="T76" style:family="text">
      <style:text-properties officeooo:rsid="0050bf41"/>
    </style:style>
    <style:style style:name="T77" style:family="text">
      <style:text-properties officeooo:rsid="005a6cac"/>
    </style:style>
    <style:style style:name="T78" style:family="text">
      <style:text-properties officeooo:rsid="00629c11"/>
    </style:style>
    <style:style style:name="T79" style:family="text">
      <style:text-properties fo:color="#000000" style:font-name="Courier New" fo:font-size="9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style:font-name="Courier New" fo:font-size="9pt" fo:font-weight="normal" officeooo:rsid="00653327" style:font-size-asian="16pt" style:font-weight-asian="normal" style:font-size-complex="16pt" style:font-weight-complex="normal"/>
    </style:style>
    <style:style style:name="T81" style:family="text">
      <style:text-properties fo:color="#000000" style:font-name="Courier New" fo:font-size="10.5pt" fo:font-weight="normal" officeooo:rsid="00653327" style:font-size-asian="16pt" style:font-weight-asian="normal" style:font-size-complex="16pt" style:font-weight-complex="normal"/>
    </style:style>
    <style:style style:name="T82" style:family="text">
      <style:text-properties fo:color="#000000" style:font-name="TH Sarabun New" fo:font-size="16pt" fo:font-weight="normal" style:font-size-asian="16pt" style:font-weight-asian="normal" style:font-size-complex="16pt" style:font-weight-complex="normal"/>
    </style:style>
    <style:style style:name="T83" style:family="text">
      <style:text-properties fo:color="#000000" style:font-name="TH Sarabun New" fo:font-size="16pt" fo:font-weight="normal" officeooo:rsid="00653327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5445in" text:min-label-width="0.1965in"/>
      </text:list-level-style-number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ภาพที่"/>
      </text:sequence-decls>
      <text:list xml:id="list7544519019158661963" text:style-name="WWNum34">
        <text:list-item>
          <text:h text:style-name="P62" text:outline-level="1"><draw:ellipse text:anchor-type="char" draw:z-index="0" draw:name="Oval 318" draw:style-name="gr1" draw:text-style-name="P67" svg:width="0.2087in" svg:height="0.2504in" svg:x="5.7673in" svg:y="-0.5043in"><text:p/></draw:ellipse> ทฤษฎี<text:span text:style-name="T2">และงาน</text:span>ที่เกี่ยวข้อง</text:h>
        </text:list-item>
      </text:list>
      <text:p text:style-name="P7"><text:tab/><text:span text:style-name="T64">บทนี้อธิบายถึงองค์ความรู้ </text:span><text:bookmark-start text:name="_Toc349348014"/><text:bookmark-start text:name="_Toc349348082"/><text:bookmark-start text:name="_Toc349348587"/><text:bookmark-start text:name="_Toc349348658"/><text:bookmark-start text:name="_Toc349343929"/><text:bookmark-start text:name="_Toc349347823"/>ทฤษฎี<text:span text:style-name="T12">และงาน</text:span>ที่เกี่ยวข้องที่นำมาใช้เป็นความรู้ในการพัฒน<text:span text:style-name="T1">าแอพลิเคชันพูดสื่อใจ </text:span>มีดังนี้</text:p>
      <text:p text:style-name="P8"><text:tab/>2.<text:span text:style-name="T15">1 </text:span>ระบบปฏิบัติการแอนดรอยด์</text:p>
      <text:p text:style-name="P38"><text:tab/>2.2 <text:s/>ความรู้พื้นฐานเกี่ยวกับAndroid API Packages หลักที่เกี่ยวข้อง</text:p>
      <text:p text:style-name="P7"><text:tab/><text:span text:style-name="T3">2.3 <text:s/>ตัวอย่างโปรเจคGestures Builder</text:span></text:p>
      <text:h text:style-name="P63" text:outline-level="2"><text:bookmark-end text:name="_Toc349348014"/><text:bookmark-end text:name="_Toc349348082"/><text:bookmark-end text:name="_Toc349348587"/><text:bookmark-end text:name="_Toc349348658"/><text:bookmark-end text:name="_Toc349343929"/><text:bookmark-end text:name="_Toc349347823"/>2.<text:span text:style-name="T15">1 </text:span>ระบบปฏิบัติการแอนดรอยด์</text:h>
      <text:p text:style-name="P14"><text:span text:style-name="T21"><text:tab/></text:span><text:span text:style-name="T53">2.</text:span><text:span text:style-name="T54">2</text:span><text:span text:style-name="T53">.1 ความหมายของระบบป</text:span><text:span text:style-name="T55">ฎิ</text:span><text:span text:style-name="T53">บัติการแอนดรอยด์</text:span></text:p>
      <text:p text:style-name="P9"><text:tab/>แอนดรอยด์ คือ ระบบปฏิบัติการแบบเปิดเผยซอร์ฟแวร์ต้นฉบับ (Open Source) โดยบริษัทกูเกิ้ล (Google Inc.) ในการเขียนโปรแกรมยึดหลักโครงสร้างภาษาจาวา (Java language) และโปรแกรมที่พัฒนาได้จะทำงานอยู่ภายใต้ Dalvik Virtual Machine </text:p>
      <text:p text:style-name="P10"><text:tab/><text:span text:style-name="T4">ระบบปฏิบัติการแอนดรอยด์ เป็นระบบปฏิบัติการที่พัฒนามาจากการนำเอาแกนกลางของระบบฏิบัติการลินุกซ์ (Linux Kernal) ซึ่งเป็นระบบปฏิบัติการณ์ที่ออกแบบมาเพื่อทำงานเป็นเครื่องให้บริการ (Server) มาพัฒนาต่อ เพื่อให้กลายเป็นระบบปฏิบัติการบนอุปกรณ์พกพา (Mobile Operating System)</text:span></text:p>
      <text:h text:style-name="P66" text:outline-level="3"><text:tab/>2.<text:span text:style-name="T11">2</text:span>.2 ประเภทของระบบปฏิบัติการแอนดรอยด์</text:h>
      <text:p text:style-name="P10"><text:span text:style-name="T8"><text:tab/>เ</text:span><text:span text:style-name="T7">นื่องจากระบบปฏิบัติการ </text:span><text:span text:style-name="T6">Android </text:span><text:span text:style-name="T7">เป็นซอฟแวร์ระบบเปิด จึงอนุญาตให้นักพัฒนาหรือผู้ที่สนใจสามารถดาวน์โหลด </text:span><text:span text:style-name="T6">Source Code </text:span><text:span text:style-name="T7">ได้ จึงทำให้ผู้พัฒนาหลายๆฝ่ายนำ </text:span><text:span text:style-name="T6">Source Code </text:span><text:span text:style-name="T7">มาปรับแต่งและพัฒนาสร้างแอพพลิเคชั่นบนระบบ </text:span><text:span text:style-name="T6">Android </text:span><text:span text:style-name="T7">ในฉบับของตนเองมากขึ้นโดยสามารถแบ่งระบบปฏิบัติการของ </text:span><text:span text:style-name="T6">Android </text:span><text:span text:style-name="T7">ออกเป็น</text:span><text:span text:style-name="T6"> 3 </text:span><text:span text:style-name="T7">กลุ่มประเภทใหญ่ๆ ดังต่อไปนี้</text:span></text:p>
      <text:list xml:id="list7914264062795407909" text:style-name="L1">
        <text:list-item>
          <text:p text:style-name="P59"><text:span text:style-name="T9">Android Opensource Project (AOSP) </text:span><text:span text:style-name="T10">เป็นระบบปฏิบัติการแรกที่ </text:span><text:span text:style-name="T9">Google </text:span><text:span text:style-name="T10">เปิดให้สามารถดาวน์โหลด </text:span><text:span text:style-name="T9">Source Code </text:span><text:span text:style-name="T10">ไปติดตั้งและใช้งานในอุปกรณ์ต่างๆได้โดยไม่เสียค่าใช้จ่าย</text:span><text:span text:style-name="T9"> </text:span></text:p>
        </text:list-item>
        <text:list-item>
          <text:p text:style-name="P60">Open Handset Mobile (OHM) <text:span text:style-name="T5">เป็นแอนดรอยด์ที่ได้รับการพัฒนาร่วมกับ </text:span>Open Handset Alliances (OHA) <text:span text:style-name="T5">ซึ่งบริษัทเหล่านี้จะพัฒนาระบบ </text:span>Android <text:span text:style-name="T5">ในแบบฉบับของตนเอง โดยมีรูปร่างหน้าตาการแสดงผลที่แตกต่างกันรวมไปถึงอาจจะมีเอกลักษณ์และรูปแบบการใช้งานเป็นของแต่ละบริษัท และ</text:span><text:soft-page-break/><text:span text:style-name="T5">โปรแกรมแอนดรอยด์ประเภทนี้ก็จะได้รับสิทธิบริการเสริมต่างๆจาก </text:span>Google <text:span text:style-name="T5">ที่เรียกว่า </text:span>GMS (Google Mobile Service) <text:span text:style-name="T5">ซึ่งเป็นบริการเสริมที่ทำให้ </text:span>Android <text:span text:style-name="T5">มีประสิทธิภาพมากขึ้นนั่นเอง</text:span> </text:p>
        </text:list-item>
        <text:list-item>
          <text:p text:style-name="P56"><text:span text:style-name="T6">Cooking or Customize </text:span><text:span text:style-name="T7">เป็นระบบแอนดรอยด์ที่นักพัฒนานำเอา </text:span><text:span text:style-name="T6">Source Code </text:span><text:span text:style-name="T7">จากแหล่งต่างๆมาปรับแต่งให้อยู่ในแบบฉบับของตนเอง ซึ่งการพัฒนาต้องปลดล็อคสิทธิในการใช้งานอุปกรณ์ </text:span><text:span text:style-name="T6">(Unlock) </text:span><text:span text:style-name="T7">เสียก่อนจึงจะสามารถติดตั้งได้ ทั้งนี้ระบบแอนดรอยด์ประเภทนี้ถือเป็นประเภทที่มีความสามารถสูงสุด เนื่องจากได้รับการปรับแต่งขีดความาสามารถต่างๆ ให้มีความเข้ากันได้กับอุปกรณ์นั้นๆ จากผู้ใช้งานจริง</text:span><text:span text:style-name="T6"> </text:span></text:p>
        </text:list-item>
      </text:list>
      <text:p text:style-name="P4"><text:span text:style-name="T6"><text:tab/></text:span>2.<text:span text:style-name="T11">2</text:span>.3 สถาปัตยกรรมแอนดรอยด์</text:p>
      <text:p text:style-name="P11"><text:tab/>โครงสร้างสถาปัตยกรรมแอนดรอยด์ตามมาตรฐานในการจัดแบ่งระบบแบ่งออกเป็น 5 ส่วน <text:s text:c="2"/>ดังแสดงในภาพ<text:span text:style-name="T75">ที่</text:span> โดยมีรายละเอียดดังนี้</text:p>
      <text:list xml:id="list4221817441973847534" text:style-name="L2">
        <text:list-item>
          <text:p text:style-name="P39">แอพพลิเคชั่น (Application)</text:p>
          <text:list>
            <text:list-header>
              <text:p text:style-name="P39">ส่วน Application หรือส่วนของโปรแกรมที่มีมากับระบบปฏิบัติการ หรือเป็นกลุ่มของโปรแกรมที่ผู้ใช้งานได้ทำการติดตั้งไว้ โดยผู้ใช้งานสามารถเรียกใช้โปรแกรมต่างๆได้โดยตรง ซึ่งการทำงานของแต่ละโปรแกรมจะเป็นไปตามที่ผู้พัฒนาโปรแกรมได้ออกแบบและเขียนโค้ดโปรแกรมเอาไว้ </text:p>
            </text:list-header>
          </text:list>
        </text:list-item>
        <text:list-item>
          <text:p text:style-name="P39">แอพพลิเคชั่นเฟรมเวิร์ค (Application Framework)</text:p>
          <text:list>
            <text:list-header>
              <text:p text:style-name="P39">เป็นส่วนที่มีการพัฒนาขึ้นเพื่อให้นักพัฒนาสามารถพัฒนาโปรแกรมได้สะดวก และมีประสิทธิภาพมากยิ่งขึ้น โดยนักพัฒนาไม่จำเป็นต้องพัฒนาในส่วนที่มีความยุ่งยาก เพียงแค่ทำการศึกษาถึงวิธีการเรียกใช้งานแอพพลิเคชั่นเฟรมเวิร์คในส่วนที่ต้องการใช้งาน แล้วนำมาใช้งาน ซึ่งมีหลายกลุ่มด้วยกัน ตัวอย่างเช่น </text:p>
            </text:list-header>
          </text:list>
        </text:list-item>
      </text:list>
      <text:list xml:id="list2560199897351867670" text:style-name="L3">
        <text:list-item>
          <text:list>
            <text:list-item>
              <text:p text:style-name="P61">Activities Manager <text:s/>เป็นกลุ่มของชุดคำสั่งที่จัดการเกี่ยวกับวงจรการทำงานของหน้าต่างโปรแกรม(Activity) </text:p>
            </text:list-item>
            <text:list-item>
              <text:p text:style-name="P61">Content Providers เป็นกลุ่มของชุดคำสั่ง ที่ใช้ในการเข้าถึงข้อมูลของโปรแกรมอื่น และสามารถแบ่งปันข้อมูลให้โปรแกรมอื่นเข้าถึงได้ </text:p>
            </text:list-item>
            <text:list-item>
              <text:p text:style-name="P61">View System เป็นกลุ่มของชุดคำสั่งที่เกี่ยวกับการจัดการโครงสร้างของหน้าจอที่แสดงผลในส่วนที่ติดต่อกับผู้ใช้งาน (User Interface) </text:p>
            </text:list-item>
            <text:list-item>
              <text:p text:style-name="P61">Telephony Manager เป็นกลุ่มของชุดคำสั่งที่ใช้ในการเข้าถึงข้อมูลด้านโทรศัพท์ เช่นหมายเลขโทรศัพท์ เป็นต้น </text:p>
            </text:list-item>
            <text:list-item>
              <text:p text:style-name="P61">Resource Manager เป็นกลุ่มของชุดคำสั่งในการเข้าถึงข้อมูลที่เป็น ข้อความ, รูปภาพ </text:p>
            </text:list-item>
            <text:list-item>
              <text:p text:style-name="P61">Location Manager เป็นกลุ่มของชุดคำสั่งที่เกี่ยวกับตำแหน่งทางภูมิศาตร์ ที่ระบบปฏิบัติการได้รับค่าจากอุปกรณ์ </text:p>
            </text:list-item>
            <text:list-item>
              <text:p text:style-name="P57"><text:soft-page-break/>Notification Manager เป็นกลุ่มของชุดคำสั่งที่จะถูกเรียกใช้เมื่อโปรแกรม ต้องการแสดงผลให้กับผู้ใช้งาน ผ่านทางแถบสถานะ(Status Bar) ของหน้าจอ </text:p>
            </text:list-item>
          </text:list>
        </text:list-item>
      </text:list>
      <text:list xml:id="list180216272465771" text:continue-list="list4221817441973847534" text:style-name="L2">
        <text:list-item>
          <text:p text:style-name="P39">ไลบารี่ (Libraries)</text:p>
          <text:list>
            <text:list-header>
              <text:p text:style-name="P39">เป็นส่วนของชุดคำสั่งที่พัฒนาด้วย C/C++ โดยแบ่งชุดคำสั่งออกเป็นกลุ่มตามวัตถุประสงค์ของการใช้งาน เช่น Surface Manage จัดการเกี่ยวกับการแสดงผล, Media Framework จัดการเกี่ยวกับการการแสดงภาพและเสียง, Open GL | ES และ SGL จัดการเกี่ยวกับภาพ 3มิติ และ 2มิติ, SQLlite จัดการเกี่ยวกับระบบฐานข้อมูล เป็นต้น</text:p>
            </text:list-header>
          </text:list>
        </text:list-item>
        <text:list-item>
          <text:p text:style-name="P39">Android Runtime</text:p>
          <text:list>
            <text:list-header>
              <text:p text:style-name="P54"><text:span text:style-name="Strong_20_Emphasis"><text:span text:style-name="T35">A</text:span></text:span><text:span text:style-name="Strong_20_Emphasis"><text:span text:style-name="T34">ndroid Runtime</text:span></text:span><text:span text:style-name="T21"> จะมี Darvik Virtual Machine ที่ถูกออกแบบมา เพื่อให้ทำงานบนอุปกรณ์ที่มีหน่วยความจำ (Memmory), หน่วยประมวลผลกลาง (CPU) และพลังงาน (Battery) ที่จำกัด ซึ่งการทำงานของ Darvik Virtual Machine จะทำการแปลงไฟล์ที่ต้องการทำงาน ไปเป็นไฟล์ .DEX ก่อนการทำงาน เหตุผลก็เพื่อให้มีประสิทธิภาพเพิ่มขึ้นเมื่อใช้งานกับ หน่วยประมวลผลกลางที่มีความเร็วไม่มาก ส่วนต่อมาคือ Core Libraries ที่เป็นส่วนรวบรวมคำสั่งและชุดคำสั่งสำคัญ โดยถูกเขียนด้วยภาษาจาวา (Java Language) </text:span></text:p>
            </text:list-header>
          </text:list>
        </text:list-item>
        <text:list-item>
          <text:p text:style-name="P39">Linux Kernal</text:p>
          <text:list>
            <text:list-header>
              <text:p text:style-name="P39"><draw:frame draw:style-name="fr1" draw:name="Image1" text:anchor-type="paragraph" svg:y="1.15in" svg:width="5.4752in" svg:height="3.9335in" draw:z-index="1"><draw:image/></draw:frame>เป็นส่วนที่ทำหน้าที่หัวใจสำคัญ ในจัดการกับบริการหลักของระบบปฏิบัติการ เช่น เรื่องหน่วยความจำ พลังงาน ติดต่อกับอุปกรณ์ต่างๆ ความปลอดภัย เครือข่าย โดยแอนดรอยด์ได้นำเอาส่วนนี้มาจากระบบปฏิบัติการลินุกซ์ รุ่น 2.6 (Linux 26. Kernel) ซึ่งได้มีการออกแบบมาเป็นอย่างดี</text:p>
            </text:list-header>
          </text:list>
        </text:list-item>
      </text:list>
      <text:p text:style-name="P12">ภาพที่ 2.1 โครงสร้างสถาปัตยกรรมแอนดรอยด์</text:p>
      <text:p text:style-name="P15"><text:soft-page-break/><text:span text:style-name="T22">(</text:span><text:span text:style-name="T23">ที่มา : http://www.sourcecode.in.th/articles.php?id=71</text:span><text:span text:style-name="T22">)</text:span></text:p>
      <text:h text:style-name="P66" text:outline-level="3"><text:tab/><text:tab/>2.<text:span text:style-name="T11">2</text:span>.4 องค์ประกอบของแอนดรอยด์แอพพลิเคชัน</text:h>
      <text:p text:style-name="P13"><text:tab/>องค์ประกอบของแอนดรอยด์แอพพลิเคชัน แบ่งออกเป็น 4 ประเภทใหญ่ ได้แก่ Activity, Service, Content Provider และ Broadcast Receiver ซึ่งองค์ประกอบของแอนดรอยด์มีเป้าหมาย การกระตุ้นการทำงาน <text:span text:style-name="T13">และวงจรชีวิตต่างกัน โดยมีรายละเอียดในการใช้งาน </text:span><text:span text:style-name="T14">แบ่งออกเป็น 4 ส่วน ดังต่อไปนี้</text:span></text:p>
      <text:list xml:id="list6297541304844461266" text:style-name="L4">
        <text:list-item>
          <text:p text:style-name="P55"><text:span text:style-name="Strong_20_Emphasis"><text:span text:style-name="T36">Activity</text:span></text:span><text:span text:style-name="T36"> คือ Application Component ที่ใช้ในการควบคุมการสร้าง User Interface เช่น การแสดงผลหน้าจอรายการอีเมล์, การแสดงหน้าจอแบบฟอร์มการส่งอีเมล์ เป็นต้น รวมถึงควบคุมการมีปฏิสัมพันธ์ระหว่างผู้ใช้กับ User Interface ด้วย เช่น เมื่อผู้ใช้เลือกรายการอีเมล์ก็จะทำการตอบสนองผู้ใช้โดยการแสดงข้อมูลรายการอีเมล์ที่เลือก เป็นต้น สำหรับการสร้าง Activity นั้น ทำได้โดยการสร้าง Class และให้สืบทอดจาก Class Activity หรือสืบทอดจาก Class ใด ๆ ก็ตามที่ได้รับการสืบทอดมาจาก Class Activity โดย Activity หนึ่ง ๆ จะควบคุมการแสดงผล User Interface หนึ่ง ๆ เท่านั้น และนั่นแสดงให้เห็นว่า Application หนึ่ง ๆ จะประกอบด้วย Activity จำนวนมากที่ทำงานร่วมกันอยู่ อย่างไรก็ตามถึงแม้ว่า Activity จะทำงานร่วมกัน แต่ Activity เหล่านั้นยังคงเป็นอิสระจากกัน</text:span></text:p>
        </text:list-item>
        <text:list-item>
          <text:p text:style-name="P58"><text:span text:style-name="Strong_20_Emphasis"><text:span text:style-name="T34">Service</text:span></text:span><text:span text:style-name="T34"> คือ Application Component ที่ไม่มี User Interface และจะทำการประมวลผลใน Background กล่าวคือเป็นการประมวลผลที่ดำเนินไปพร้อมกับที่ผู้ใช้สามารถไปใช้งาน Application อื่น ๆ ได้ หรือกล่าวอีกมุมหนึ่ง การประมวลผลใน Background คือการประมวลผลที่สามารถทำงานขนานกันกับการทำงานอื่น ๆ ของผู้ใช้ ทั้งนี้ก็เพื่อทำให้เกิดการทำงานใด ๆ โดยที่ผู้ใช้ไม่จำเป็นต้องอยู่ในหน้าจอนั้น ๆ ได้ ซึ่งอาจเป็นเพราะการทำงานนั้นต้องใช้ระยะเวลานาน เช่น การใช้ Service เปิดเพลง เพื่อให้ผู้ใช้สามารถไปใช้ Application อื่น ๆ ได้ แต่เพลงยังคงเล่นอยู่ หรือ การใช้ Service ดาวน์โหลดข้อมูลใด ๆ ที่มีขนาดใหญ่ เพื่อให้ผู้ใช้สามารถไปใช้ Application อื่น ๆ ได้ แต่การดาวน์โหลดยังคงดำเนินอยู่ เป็นต้น สำหรับการสร้าง Service นั้นทำได้โดยการสร้าง Class และให้สืบทอดจาก Class Service หรือสืบทอดจาก Class ใด ๆ ก็ตามที่ได้รับการสืบทอดมาจาก Class Service</text:span></text:p>
        </text:list-item>
        <text:list-item>
          <text:p text:style-name="P58"><text:span text:style-name="Strong_20_Emphasis"><text:span text:style-name="T34">Content Provider</text:span></text:span><text:span text:style-name="T34"> คือ Application Component ที่ทำหน้าที่ในการควบคุมข้อมูลใด ๆ ของ Application ที่ต้องการ Share ให้ Application อื่น ๆ สามารถนำข้อมูลนั้น ๆ ไปใช้งานได้ หรือกล่าวในทางกลับกันก็คือ Application ใด ๆ สามารถนำข้อมูล (รวมถึงแก้ไขข้อมูลได้ ถ้า Content Provider อนุญาติ) ของ Application อื่น ๆ มาใช้งานได้ โดยกระทำผ่าน Content Provider เช่น System ได้จัดเตรียม Content Provider ที่เป็นข้อมูลรายชื่อผู้ติดต่อ (Contact) ไว้ เพื่อให้ Application ที่ต้องการใช้ข้อมูลรายชื่อผู้ติดต่อนี้ สามารถนำข้อมูลไปใช้หรือแก้ไขข้อมูลได้ เป็นต้น สำหรับการสร้าง Content Provider นั้น ทำได้โดยการสร้าง Class และให้สืบทอดจาก Class ContentProvider หรือสืบทอดจาก Class ใด ๆ ก็ตามที่ได้รับการสืบทอดมาจาก Class ContentProvider</text:span></text:p>
        </text:list-item>
        <text:list-item>
          <text:p text:style-name="P58"><text:soft-page-break/><text:span text:style-name="Strong_20_Emphasis"><text:span text:style-name="T34">Broadcast Receiver</text:span></text:span><text:span text:style-name="T34"> คือ Application Component ที่ไม่มี User Interface โดยจะทำหน้าที่รับรู้สิ่งที่เกิดขึ้นของ System และนำมาบอกให้ผู้ใช้ได้รับรู้ เช่น เมื่อ Battery ต่ำ, เมื่อหน้าจอถูก Capture, เมื่อมีการพักหน้าจอ เป็นต้น ทั้งนี้ Application ใด ๆ สามารถนำ Broadcast Receiver มาใช้ประโยชน์ได้ เช่น เมื่อ Application ได้ Download ข้อมูลเสร็จเรียบร้อย เป็นต้น ซึ่งโดยส่วนมากแล้วการตอบสนองของ Broadcast Receiver จะกระทำผ่าน Notification เพื่อแจ้งสิ่งที่เกิดขึ้นให้ผู้ใช้ได้รับรู้ สำหรับการสร้าง Broadcast Receiver นั้น ทำได้โดยการสร้าง Class และให้สืบทอดจาก Class BroadcastReceiver หรือสืบทอดจาก Class ใด ๆ ก็ตามที่ได้รับการสืบทอดมาจาก Class BroadcastReceiver</text:span></text:p>
        </text:list-item>
      </text:list>
      <text:h text:style-name="P65" text:outline-level="2"><text:span text:style-name="T16">2.</text:span><text:span text:style-name="T17">2</text:span><text:span text:style-name="T16"> <text:s/></text:span><text:span text:style-name="T18">ความรู้พื้นฐานเกี่ยวกับAndroid</text:span><text:span text:style-name="T32"> API </text:span><text:span text:style-name="T33">Packages</text:span><text:span text:style-name="T16"> หลักที่เกี่ยวข้อง</text:span></text:h>
      <text:p text:style-name="P16"><text:span text:style-name="T56"><text:tab/>2.2.1 </text:span><text:span text:style-name="T62">Speech Recognition</text:span></text:p>
      <text:p text:style-name="P16"><text:span text:style-name="T62"><text:tab/></text:span><text:span text:style-name="T37">Speech Recognition หรือ Voice Recognition </text:span><text:span text:style-name="T41">เป็นการแปลงเสียงเป็นข้อความ</text:span></text:p>
      <text:p text:style-name="P16"><text:span text:style-name="T37"><text:tab/></text:span><text:span text:style-name="T57">การเรียกใช้งาน Speech Recognition</text:span></text:p>
      <text:p text:style-name="P17"><text:span text:style-name="T25"><text:tab/></text:span><text:span text:style-name="T38">การเรียกใช้งาน Speech Recognition สามารถเรียกใช้งานด้วย Intent และคำสั่ง StartActicityForResult ดังต่อไปนี้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  <text:p text:style-name="P24">6</text:p>
            <text:p text:style-name="P24">7</text:p>
            <text:p text:style-name="P24">8</text:p>
            <text:p text:style-name="P24">9</text:p>
            <text:p text:style-name="P24">10</text:p>
            <text:p text:style-name="P24">11</text:p>
            <text:p text:style-name="P24">12</text:p>
            <text:p text:style-name="P24">13</text:p>
            <text:p text:style-name="P24">14</text:p>
            <text:p text:style-name="P24">15</text:p>
            <text:p text:style-name="P24">16</text:p>
            <text:p text:style-name="P24">17</text:p>
            <text:p text:style-name="P24">18</text:p>
          </table:table-cell>
          <table:table-cell table:style-name="Table2.B1" office:value-type="string">
            <text:p text:style-name="P24">import android.app.Activity;</text:p>
            <text:p text:style-name="P24">import android.content.Intent;</text:p>
            <text:p text:style-name="P24">import android.os.Bundle;</text:p>
            <text:p text:style-name="P24">import android.speech.RecognizerIntent;</text:p>
            <text:p text:style-name="P24">public class MainActivity extends Activity implements View.OnClickListener{</text:p>
            <text:p text:style-name="P24"><text:s text:c="8"/>private final static int REQUEST_VOICE_RECOGNITION = 10001;</text:p>
            <text:p text:style-name="P24"><text:s text:c="8"/>….</text:p>
            <text:p text:style-name="P24"><text:s text:c="8"/>private void callVoiceRecognition(){</text:p>
            <text:p text:style-name="P24"><text:s text:c="16"/>Intent intent = new Intent(Recognizer.ACTION_RECOGNIZE_SPEECH);</text:p>
            <text:p text:style-name="P24"><text:s text:c="16"/>startActivityForResult(intent, REQUEST_VOIC_RECOGINITION);</text:p>
            <text:p text:style-name="P24"><text:s text:c="8"/>}</text:p>
            <text:p text:style-name="P24"><text:s text:c="8"/>@Override</text:p>
            <text:p text:style-name="P24"><text:s text:c="8"/>public void onActivityResult(int requestCode, int resultCode, Intent data){</text:p>
            <text:p text:style-name="P24"><text:s text:c="16"/>super.onActivityResult(requestCode, resultCode, data);</text:p>
            <text:p text:style-name="P24"/>
            <text:p text:style-name="P24"><text:s text:c="16"/>//ผลลัพธ์ที่ส่งกลับมา</text:p>
            <text:p text:style-name="P24"><text:s text:c="9"/>}</text:p>
            <text:p text:style-name="P24">}</text:p>
          </table:table-cell>
        </table:table-row>
      </table:table>
      <text:p text:style-name="P40"/>
      <text:p text:style-name="P18"><text:span text:style-name="T38"><text:tab/></text:span><text:span text:style-name="T34">ในบรรทัดที่ 6 กำหนด REQUEST_VOICE_RECOGNITION เป็น 10001 เพื่อใช้ตรวจสอบการส่งไปและส่งกลับมาของข้อมูล</text:span></text:p>
      <text:p text:style-name="P18"><text:span text:style-name="T34"><text:tab/></text:span><text:span text:style-name="T26">การ</text:span><text:span text:style-name="T27">แปลง</text:span><text:span text:style-name="T26">ข้อ</text:span><text:span text:style-name="T27">ความจากเสียง</text:span></text:p>
      <text:p text:style-name="P41"><text:soft-page-break/><text:tab/>การดึงข้อมูลผลลัพธ์ สามารถดึงออกมาเป็น ข้อความใน ArrayList ได้ดังนี้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1</text:p>
            <text:p text:style-name="P29">2</text:p>
            <text:p text:style-name="P29">3</text:p>
            <text:p text:style-name="P29">4</text:p>
            <text:p text:style-name="P29">5</text:p>
            <text:p text:style-name="P29">6</text:p>
            <text:p text:style-name="P29">7</text:p>
            <text:p text:style-name="P29">8</text:p>
            <text:p text:style-name="P29">9</text:p>
          </table:table-cell>
          <table:table-cell table:style-name="Table3.B1" office:value-type="string">
            <text:p text:style-name="P29">@Override</text:p>
            <text:p text:style-name="P29">protected void onActivityResult(int requestCode, int resultCode, Intent data){</text:p>
            <text:p text:style-name="P29"><text:s text:c="8"/>super.onActivityResult(requestCode, resultCode, data);</text:p>
            <text:p text:style-name="P29"><text:s text:c="8"/>if(requestCode == REQUEST_VOIC_RECOGINITION &amp;&amp; </text:p>
            <text:p text:style-name="P29"><text:s text:c="24"/>resultCode == RESULT_OK &amp;&amp; data != null){</text:p>
            <text:p text:style-name="P29"><text:s text:c="16"/>ArrayList&lt;Strign&gt; resultList == data.getStringArrayListExtra(RecognizerIntent.EXTRA_RESULTS);</text:p>
            <text:p text:style-name="P29"><text:s text:c="8"/>}</text:p>
            <text:p text:style-name="P29">}</text:p>
          </table:table-cell>
        </table:table-row>
      </table:table>
      <text:p text:style-name="P41"><text:s/></text:p>
      <text:p text:style-name="P42"/>
      <text:p text:style-name="P17"><text:span text:style-name="T24"><text:tab/>การกำหนดภาษา</text:span><text:span text:style-name="T25">สำหรับการรับค่า</text:span></text:p>
      <text:p text:style-name="P17"><text:span text:style-name="T25"><text:tab/></text:span><text:span text:style-name="T39">การกำหนดภาษาสำหรับการรับข้อความเสียง </text:span><text:span text:style-name="T40">สามารถกำหนดค่าที่ Intent ดังนี้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1</text:p>
            <text:p text:style-name="P27">2</text:p>
            <text:p text:style-name="P27">3</text:p>
          </table:table-cell>
          <table:table-cell table:style-name="Table1.B1" office:value-type="string">
            <text:p text:style-name="P28">Intent intent = new Intent(RecognizarIntent.ACTION_RECOGNIZE_SPEECH);</text:p>
            <text:p text:style-name="P28">intent.putExtra(RecognizerIntent.EXTRA_LANGUAGE, “<text:span text:style-name="T76">th-TH</text:span>”<text:span text:style-name="T76">);</text:span></text:p>
            <text:p text:style-name="P27">startActivityForResult(intent, REQUEST_VOIC_RECOGINITION);</text:p>
          </table:table-cell>
        </table:table-row>
      </table:table>
      <text:p text:style-name="P43"/>
      <text:p text:style-name="P16"><text:span text:style-name="T56"><text:tab/>2.2.2 </text:span>Text To Speech</text:p>
      <text:p text:style-name="P21"><text:tab/><text:tab/><text:span text:style-name="T21">Text To Speech เป็นการแปลงข้อความออกเป็นเสียงสังเคราะห์ ผ่า</text:span><text:span text:style-name="T28">นทาง Text to Speech Engine <text:s/></text:span></text:p>
      <text:p text:style-name="P21"><text:span text:style-name="T28"><text:tab/></text:span><text:span text:style-name="T58">การเรียกใช้งาน Text to Speech</text:span></text:p>
      <text:p text:style-name="P21"><text:span text:style-name="T58"><text:tab/></text:span><text:span text:style-name="T42">การเรียกใช้งาน Text to Speech สามารถทำได้โดยการเรียกใช้งาน class Text to Speech โดยการ import android.speech.tts.TextToSpeech; <text:s/></text:span><text:span text:style-name="T43">และทำการ Initialize ได้ดังนี้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<text:soft-page-break/>20</text:p>
            <text:p text:style-name="P33">21</text:p>
            <text:p text:style-name="P33">22</text:p>
            <text:p text:style-name="P33">23</text:p>
          </table:table-cell>
          <table:table-cell table:style-name="Table4.B1" office:value-type="string">
            <text:p text:style-name="P30">import android.app.Activity;</text:p>
            <text:p text:style-name="P30">import android.os.Bundle;</text:p>
            <text:p text:style-name="P30">import android.speech.tts.TextToSpeech;</text:p>
            <text:p text:style-name="P30"/>
            <text:p text:style-name="P30">public class MainActivity extends Activity implements TextToSpeech.OnInitListener{</text:p>
            <text:p text:style-name="P31"><text:s text:c="7"/>private Text<text:span text:style-name="T77">ToSpeech tts;</text:span></text:p>
            <text:p text:style-name="P31"><text:s text:c="7"/><text:span text:style-name="T77">@Override</text:span></text:p>
            <text:p text:style-name="P31"><text:s text:c="7"/><text:span text:style-name="T77">protected void onCreate(Bundle savedInstanceState){</text:span></text:p>
            <text:p text:style-name="P31"><text:s text:c="15"/><text:span text:style-name="T77">super.onCreate(savedInstanceState);</text:span></text:p>
            <text:p text:style-name="P31"><text:s text:c="15"/><text:span text:style-name="T77">setContentView(R.layout.activity_main);</text:span></text:p>
            <text:p text:style-name="P31"/>
            <text:p text:style-name="P31"><text:s text:c="15"/><text:span text:style-name="T77">tts = new TextToSpeech(this, this);</text:span></text:p>
            <text:p text:style-name="P31"><text:s text:c="8"/><text:span text:style-name="T77">}</text:span></text:p>
            <text:p text:style-name="P31"><text:s text:c="8"/><text:span text:style-name="T77">@Override</text:span></text:p>
            <text:p text:style-name="P31"><text:s text:c="8"/><text:span text:style-name="T77">public void onInit(int status){</text:span></text:p>
            <text:p text:style-name="P31"><text:s text:c="16"/>//<text:span text:style-name="T77">Do sometihing here</text:span></text:p>
            <text:p text:style-name="P31"><text:s text:c="9"/><text:span text:style-name="T77">}</text:span></text:p>
            <text:p text:style-name="P31"><text:s text:c="9"/><text:span text:style-name="T77">@Override</text:span></text:p>
            <text:p text:style-name="P31"><text:s text:c="9"/><text:span text:style-name="T77">protected void onDestroy(){</text:span></text:p>
            <text:p text:style-name="P31"><text:soft-page-break/><text:s text:c="16"/><text:span text:style-name="T77">super.onDestroy();</text:span></text:p>
            <text:p text:style-name="P31"><text:s text:c="16"/><text:span text:style-name="T77">tts.shutdown();</text:span></text:p>
            <text:p text:style-name="P31"><text:s text:c="8"/><text:span text:style-name="T77">}</text:span></text:p>
            <text:p text:style-name="P32">}</text:p>
          </table:table-cell>
        </table:table-row>
      </table:table>
      <text:p text:style-name="P44"><text:tab/></text:p>
      <text:p text:style-name="P21"><text:span text:style-name="T43"><text:tab/></text:span><text:span text:style-name="T59">การระบุ Text to Speech Engine </text:span></text:p>
      <text:p text:style-name="P45"><text:tab/>การระบุ Text to Speech Engine ที่ต้องการนำมาใช้งาน ในระบบปฏิบัติการแอนดรอยด์จำเป็นต้องมี Engine นั้น ยกตัวอย่างเช่น ต้องการระบุเป็น Google Text to Speech Engine ได้ดังนี้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1</text:p>
          </table:table-cell>
          <table:table-cell table:style-name="Table5.B1" office:value-type="string">
            <text:p text:style-name="P34">tts = new TextToSpeech(this, this, “com.google.android.tts”);</text:p>
          </table:table-cell>
        </table:table-row>
      </table:table>
      <text:p text:style-name="P45"><text:s text:c="2"/><text:tab/></text:p>
      <text:p text:style-name="P19"><text:span text:style-name="T29"><text:tab/></text:span><text:span text:style-name="T30">การตรวจสอบการ Initialize</text:span></text:p>
      <text:p text:style-name="P19"><text:span text:style-name="T30"><text:tab/></text:span><text:span text:style-name="T44">เมื่อ Initialize ถูกเรียกใช้งานแล้วต้องการตรวจสอบการ Initialize ผลลัพธ์ที่เป็นไปได้มีอยู่ 2 กรณี คือTextToSpeech.SUCCESS</text:span><text:span text:style-name="T30"> </text:span><text:span text:style-name="T44">และ TextToSpeech.ERROR ตัวอย่างการตรวจสอบ</text:span><text:span text:style-name="T45">สามารถเขียนได้</text:span><text:span text:style-name="T44">ดังนี้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5">1</text:p>
            <text:p text:style-name="P35">2</text:p>
            <text:p text:style-name="P35">3</text:p>
            <text:p text:style-name="P35">4</text:p>
            <text:p text:style-name="P35">5</text:p>
            <text:p text:style-name="P35">6</text:p>
          </table:table-cell>
          <table:table-cell table:style-name="Table6.B1" office:value-type="string">
            <text:p text:style-name="P35">@Override</text:p>
            <text:p text:style-name="P35">public void onInit(int status){</text:p>
            <text:p text:style-name="P35"><text:s text:c="8"/>if(status == TextToSpeech.SUCCESS){</text:p>
            <text:p text:style-name="P35"><text:s text:c="16"/>// Do something here</text:p>
            <text:p text:style-name="P35"><text:s text:c="9"/>}</text:p>
            <text:p text:style-name="P35">}</text:p>
          </table:table-cell>
        </table:table-row>
      </table:table>
      <text:p text:style-name="P46"><text:tab/></text:p>
      <text:p text:style-name="P19"><text:span text:style-name="T44"><text:tab/></text:span><text:span text:style-name="T31">การกำหนดภาษา</text:span></text:p>
      <text:p text:style-name="P20"><text:span text:style-name="T31"><text:tab/></text:span><text:span text:style-name="T46">การกำหนดภาษาที่ต้องการรับค่าทำได้โดยใช้ setLanguage เช่นตัวอย่างดังนี้</text:span></text:p>
      <text:p text:style-name="P47"><text:s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5">1</text:p>
          </table:table-cell>
          <table:table-cell table:style-name="Table7.B1" office:value-type="string">
            <text:p text:style-name="P35">tts.setLanguage(Locale.ITALY);</text:p>
          </table:table-cell>
        </table:table-row>
      </table:table>
      <text:p text:style-name="P47"/>
      <text:p text:style-name="P20"><text:span text:style-name="T46"><text:tab/></text:span><text:span text:style-name="T31">การเรียกใช้งาน</text:span></text:p>
      <text:p text:style-name="P20"><text:span text:style-name="T31"><text:tab/></text:span><text:span text:style-name="T46">เมื่อต้องการเรียกใช้งานให้แปลงข้อความเป็นเสียงสังเคราะห์ สามารถใช้คำสั่งดังนี้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1</text:p>
          </table:table-cell>
          <table:table-cell table:style-name="Table8.B1" office:value-type="string">
            <text:p text:style-name="P36">tts.speak(String message, int queueMode, HashMap&lt;String, String&gt; params); </text:p>
          </table:table-cell>
        </table:table-row>
      </table:table>
      <text:p text:style-name="P20"><text:span text:style-name="T46"><text:tab/></text:span><text:span text:style-name="T47">โดยที่</text:span></text:p>
      <text:p text:style-name="P48"><text:tab/><text:tab/>queueMode คือ การกำหนดวิธีการทำงานของ Text To Speech สามารถกำหนดได้ 2 แบบ คือ</text:p>
      <text:p text:style-name="P48"><text:tab/><text:tab/><text:tab/>TextToSpeech.QUEUE_FLUSH : ถ้ามีคำสั่ง Speak ทำงานอยู่ก่อนหน้า จะหยุดทำงานทันที แล้วทำงานคำสั่ง Speak ตัวใหม่</text:p>
      <text:p text:style-name="P48"><text:tab/><text:tab/><text:tab/>TextToSpeech.QUEUE_ADD : ถ้ามีคำสั่ง Speak ทำงานอยู่ก่อนหน้า จะรอคำสั่งก่อนหน้าทำงานจนเสร็จก่อนแล้วจึงทำงานต่อ</text:p>
      <text:p text:style-name="P48"><text:tab/><text:tab/>params คือ ส่วนที่มีสำหรับส่งค่าให้กับ Text to Speech ซึ่งถ้าไม่มีให้กำหนดค่าเป็น Null</text:p>
      <text:p text:style-name="P48"><text:tab/>ตัวอย่างการเรียกใช้งาน ดังนี้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">1</text:p>
          </table:table-cell>
          <table:table-cell table:style-name="Table9.B1" office:value-type="string">
            <text:p text:style-name="P37">tts.speak("ข้อความที่ต้องการ", <text:span text:style-name="T78">TextToSpeech.QUEUE_FLUSH, null);</text:span></text:p>
          </table:table-cell>
        </table:table-row>
      </table:table>
      <text:p text:style-name="P5"><text:soft-page-break/><text:span text:style-name="T65"><text:tab/>2.2.3 </text:span><text:span text:style-name="T68">G</text:span><text:span text:style-name="T67">esture</text:span></text:p>
      <text:p text:style-name="P5"><text:span text:style-name="T67"><text:tab/></text:span><text:span text:style-name="T72">Gesture ใน Android มีความหมายว่า ผู้ใช้สามารถใช้นิ้ววาดสัญลักษณ์ลงบนพื้นที่ที่กำหนดไว้ในแอพพลิเคชัน เพื่อให้แอพพลิเคชันทำตามคำสั่งที่ตั้งไว้ </text:span></text:p>
      <text:p text:style-name="P53"><text:span text:style-name="T67"><text:tab/></text:span><text:span text:style-name="T72">Gestures รองรับการพัฒนาโปรแกรมอยู่ 2 ตัว คือ GestureDectector และ GestureOverlayView </text:span></text:p>
      <text:p text:style-name="P53"><text:span text:style-name="T72"><text:tab/>1) GestureDetector เป็นการสร้าง Event ที่ใช้ method ต่างๆ เข้ามาตรวจสอบ เช่น onFling, onDown, onLongPress, onScroll, onShowPress และ onSingleTapUp โดย methodที่กล่าวมาจะ implement มาอัตโนมัติหลังจาก implements OnGestureListener</text:span></text:p>
      <text:p text:style-name="P53"><text:span text:style-name="T72"><text:tab/>2) GestureOverlayView <text:s/></text:span><text:span text:style-name="T73">เป็นการออกแบบเหตุการณ์ที่เกิดขึ้นนหน้าจอในรูปแบบต่างๆ เช่นการ Slide ไปยังหน้าจอ หรือการวาดสัญลักษณ์บนหน้าจอ โดยระบุเงื่อนไขของการกระทำ</text:span></text:p>
      <text:p text:style-name="P5"><text:span text:style-name="T66"><text:tab/>2.2.4 </text:span><text:span text:style-name="T69">SQL</text:span><text:span text:style-name="T67">ite </text:span><text:span text:style-name="T69">Database</text:span></text:p>
      <text:p text:style-name="P22"><text:span text:style-name="T63"><text:tab/><text:tab/></text:span><text:span text:style-name="T49">SQLite Database คือฐานข้อมูลขนาดเล็</text:span><text:span text:style-name="T50">ก</text:span><text:span text:style-name="T49"> </text:span><text:span text:style-name="T50">รูปแบบการทำงานของ SQLite เป็นแบบ Standalone ทำงานอยู่ใน Application นั้น </text:span><text:span text:style-name="T51">ซึ่งใน Android มี Package คือ android.database ซึ่งเป็น Library <text:s/>ที่สามารถเรียกใช้งานเกี่ยวกับ Database ได้ </text:span></text:p>
      <text:p text:style-name="P22"><text:span text:style-name="T51"><text:tab/><text:tab/></text:span><text:span text:style-name="T52">ในการนำคำสั่ง SQLite มาใช้งานในการสร้างแอนดรอยด์แอพพลิเคชันเชื่อมต่อหรือติดต่อกับฐานข้อมูล จะใช้คำสั่ง execSQL ดังตัวอย่างการใช้คำสั่ง ดังต่อไปนี้</text:span></text:p>
      <text:p text:style-name="P22"><text:span text:style-name="T20"><text:tab/></text:span><text:span text:style-name="T61">1) </text:span><text:span text:style-name="T60">การสร้างตาราง </text:span></text:p>
      <text:p text:style-name="P23"><text:span text:style-name="T60"><text:tab/></text:span><text:span text:style-name="T48">คำสั่งสร้างตาราง SQLite <text:s/>คือ <text:s/></text:span></text:p>
      <text:p text:style-name="P23"><text:span text:style-name="Source_20_Text"><text:span text:style-name="T80">CREATE TABLE table_name (_id INTEGER PRIMARY KEY AUTOINCREMENT, username TEXT, password TEXT, level INTEGER);</text:span></text:span></text:p>
      <text:p text:style-name="P49"><text:tab/>คำอธิบายดังภาพที่</text:p>
      <text:p text:style-name="P22"><draw:frame draw:style-name="fr2" draw:name="Image2" text:anchor-type="paragraph" svg:width="6.6929in" svg:height="1.1291in" draw:z-index="2"><draw:image/></draw:frame><text:tab/><text:span text:style-name="T74">ตารางที่ได้ ดังนี้</text:span></text:p>
      <text:p text:style-name="P49"><draw:frame draw:style-name="fr3" draw:name="Image3" text:anchor-type="paragraph" svg:width="3.2291in" svg:height="1.0417in" draw:z-index="3"><draw:image/></draw:frame><text:tab/>คำสั่งตาราง SQLite บนแอนดรอยด์ คือ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5">1</text:p>
            <text:p text:style-name="P25">2</text:p>
            <text:p text:style-name="P25">3</text:p>
          </table:table-cell>
          <table:table-cell table:style-name="Table10.B1" office:value-type="string">
            <text:p text:style-name="P25">db.execSQL(“<text:span text:style-name="Source_20_Text"><text:span text:style-name="T80">CREATE TABLE table_name” </text:span></text:span></text:p>
            <text:p text:style-name="P25"><text:span text:style-name="Source_20_Text"><text:span text:style-name="T80"><text:s text:c="7"/></text:span></text:span><text:span text:style-name="Source_20_Text"><text:span text:style-name="T79">+ “</text:span></text:span><text:span text:style-name="Source_20_Text"><text:span text:style-name="T80"> (_id INTEGER PRIMARY KEY AUTOINCREMENT,”</text:span></text:span></text:p>
            <text:p text:style-name="P25"><text:span text:style-name="Source_20_Text"><text:span text:style-name="T80"><text:s text:c="7"/></text:span></text:span><text:span text:style-name="Source_20_Text"><text:span text:style-name="T79">+ “</text:span></text:span><text:span text:style-name="Source_20_Text"><text:span text:style-name="T80"> username TEXT, password TEXT,” </text:span></text:span></text:p>
            <text:p text:style-name="P25"><text:span text:style-name="Source_20_Text"><text:span text:style-name="T80"><text:s text:c="7"/></text:span></text:span><text:span text:style-name="Source_20_Text"><text:span text:style-name="T79">+</text:span></text:span><text:span text:style-name="Source_20_Text"><text:span text:style-name="T80"> <text:s/>“level INTEGER);”</text:span></text:span><text:span text:style-name="Source_20_Text"><text:span text:style-name="T79">);</text:span></text:span></text:p>
          </table:table-cell>
        </table:table-row>
      </table:table>
      <text:p text:style-name="P5"/>
      <text:p text:style-name="P51">2) การเพิ่มข้อมูล</text:p>
      <text:p text:style-name="P6"><text:span text:style-name="T70"><text:tab/> </text:span><text:span text:style-name="T71">คำสั่งสร้างตาราง SQLite <text:s/>คือ</text:span></text:p>
      <text:p text:style-name="P1"><text:span text:style-name="Source_20_Text"><text:span text:style-name="T81">INSERT INTO table_name (username, password, level)</text:span></text:span></text:p>
      <text:p text:style-name="P3"><text:soft-page-break/><text:span text:style-name="Source_20_Text"><text:span text:style-name="T81">VALUES ('akexorcist', '123456789', 50);</text:span></text:span></text:p>
      <text:p text:style-name="P3"><text:span text:style-name="Source_20_Text"><text:span text:style-name="T81"/></text:span></text:p>
      <text:p text:style-name="P50"><text:tab/>คำอธิบายดังภาพที่</text:p>
      <text:p text:style-name="P50"/>
      <text:p text:style-name="P50"/>
      <text:p text:style-name="P50"><draw:frame draw:style-name="fr4" draw:name="Image4" text:anchor-type="paragraph" svg:x="-0.2909in" svg:y="0.2874in" svg:width="6.6665in" svg:height="1.75in" draw:z-index="4"><draw:image/></draw:frame></text:p>
      <text:p text:style-name="P50"><text:tab/>คำสั่งตาราง SQLite บนแอนดรอยด์ คือ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1</text:p>
            <text:p text:style-name="P26">2</text:p>
            <text:p text:style-name="P26">3</text:p>
          </table:table-cell>
          <table:table-cell table:style-name="Table11.B1" office:value-type="string">
            <text:p text:style-name="P2"><text:span text:style-name="Source_20_Text"><text:span text:style-name="T82">db.execSQL(</text:span></text:span><text:span text:style-name="Source_20_Text"><text:span text:style-name="T81">INSERT INTO table_name (username, password, level)</text:span></text:span></text:p>
            <text:p text:style-name="P2"><text:span text:style-name="Source_20_Text"><text:span text:style-name="T81">VALUES ('akexorcist', '123456789', 50);</text:span></text:span><text:span text:style-name="Source_20_Text"><text:span text:style-name="T82">);</text:span></text:span></text:p>
            <text:p text:style-name="P25"><text:span text:style-name="Source_20_Text"><text:span text:style-name="T83"/></text:span></text:p>
          </table:table-cell>
        </table:table-row>
      </table:table>
      <text:p text:style-name="P6"/>
      <text:p text:style-name="P6"/>
      <text:h text:style-name="P64" text:outline-level="2">2.3 <text:s/>ตัวอย่างโปรเจคGestures Builder</text:h>
      <text:p text:style-name="Standard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'Lucida Console', Monaco, fixed, monospace"/>
    <style:font-face style:name="Courier New" svg:font-family="'Courier New'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style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style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text-align="start" style:justify-single-word="false" fo:keep-with-next="auto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ภาพที่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 text:start-value="2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2:59:39.576908405</meta:creation-date>
    <dc:date>2017-06-19T18:02:14.217865814</dc:date>
    <meta:editing-duration>PT5H10M20S</meta:editing-duration>
    <meta:editing-cycles>26</meta:editing-cycles>
    <meta:generator>LibreOffice/4.2.8.2$Linux_X86_64 LibreOffice_project/420m0$Build-2</meta:generator>
    <meta:document-statistic meta:table-count="11" meta:image-count="4" meta:object-count="0" meta:page-count="9" meta:paragraph-count="229" meta:word-count="6317" meta:character-count="12281" meta:non-whitespace-character-count="11035"/>
  </office:meta>
</office:document-meta>
</file>